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fc32" officeooo:paragraph-rsid="00145693"/>
    </style:style>
    <style:style style:name="P2" style:family="paragraph" style:parent-style-name="Standard">
      <style:text-properties officeooo:rsid="0018fc32" officeooo:paragraph-rsid="001456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1. Қаржы директорына кеңес. Алғыс сөз</text:p>
      <text:p text:style-name="P1">02. 1-тарау. Қаржы директоры дегеніміз кім</text:p>
      <text:p text:style-name="P1">03. 2-тарау. Қаржылық стратегия</text:p>
      <text:p text:style-name="P1">04. 3-тарау. Компанияның салық саясаты</text:p>
      <text:p text:style-name="P1">05. 4-тарау. Компанияны басқару жүйесіндегі ақпараттық технологиялар</text:p>
      <text:p text:style-name="P1">06. 5-тарау. Тиімділік көрсеткіштері</text:p>
      <text:p text:style-name="P1">07. 6-тарау. Бақылау жүйелері</text:p>
      <text:p text:style-name="P1">08. 7-тарау. Басқару есебі</text:p>
      <text:p text:style-name="P1">09. 8-тарау. Қаржылық талдау</text:p>
      <text:p text:style-name="P1"/>
      <text:p text:style-name="P1">12BJLPE_VhaPgGp3tKUVH496SnBLWHfuZ</text:p>
      <text:p text:style-name="P1"/>
      <text:p text:style-name="P1">1b8lbeFxrdQPrtR63egTWX4xBwPPtjKb1</text:p>
      <text:p text:style-name="P1"/>
      <text:p text:style-name="P1">10IqwrdJIWLMZO5Vmg2HZooRLPwPb30DL</text:p>
      <text:p text:style-name="P1"/>
      <text:p text:style-name="P1">1Pb9h3pTIYae7lqP2bD_c7aIdYuhyAEcC</text:p>
      <text:p text:style-name="P1"/>
      <text:p text:style-name="P1">1t57Bx5Fhov9CdXcFCet5GU3NNPyFCDD3</text:p>
      <text:p text:style-name="P1"/>
      <text:p text:style-name="P1">1ylqt1CT6Xn7d20hz8NAQrgnnNJacfPSS</text:p>
      <text:p text:style-name="P1"/>
      <text:p text:style-name="P1">1lQ1-gNq65gh6L_Mu8VXr_CIelQFwcegd</text:p>
      <text:p text:style-name="P1"/>
      <text:p text:style-name="P1">1hTsAB_OipPzn0RomBXipwRFaaZ2DkAWG</text:p>
      <text:p text:style-name="P1"/>
      <text:p text:style-name="P1">1OMt0JX11U3OBsi4i_YL-FtbgsbULtpcb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8T11:29:15.173084100</meta:creation-date>
    <dc:date>2021-12-28T16:16:57.959058795</dc:date>
    <meta:editing-duration>PT17M34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53" meta:character-count="633" meta:non-whitespace-character-count="598"/>
  </office:meta>
</office:document-meta>
</file>